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  <style:style style:name="T2" style:family="text">
      <style:text-properties style:text-position="super 58%" fo:font-size="15pt" style:font-size-asian="15pt" style:font-size-complex="15pt"/>
    </style:style>
    <style:style style:name="T3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resting heart rate of a sedentary person is typically 60 bpm and higher. <text:s text:c="2"/>The resting heart rate of a trained long distance runner is typically in the low 40's and in some cases lower than 40 bpm<text:span text:style-name="T2">1</text:span>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>1</text:span> http://www.meet-your-running-goals.com/normal-resting-heart-rate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9T20:39:02.29</meta:creation-date>
    <dc:date>2016-03-22T09:55:56.03</dc:date>
    <dc:creator>James Lombardi</dc:creator>
    <meta:editing-duration>PT1H11M16S</meta:editing-duration>
    <meta:editing-cycles>4</meta:editing-cycles>
    <meta:generator>OpenOffice/4.1.0$Win32 OpenOffice.org_project/410m18$Build-9764</meta:generator>
    <meta:document-statistic meta:table-count="0" meta:image-count="0" meta:object-count="0" meta:page-count="1" meta:paragraph-count="2" meta:word-count="40" meta:character-count="273"/>
  </office:meta>
</office:document-meta>
</file>